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Firge" svg:font-family="Firge" style:font-pitch="variable"/>
    <style:font-face style:name="Firge35" svg:font-family="Firge35" style:font-pitch="variable"/>
    <style:font-face style:name="Glow Sans J" svg:font-family="'Glow Sans J'" style:font-family-generic="swiss" style:font-pitch="variable"/>
    <style:font-face style:name="Glow Sans J1" svg:font-family="'Glow Sans J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a1d16" draw:marker-start-width="0.252cm" draw:marker-end-width="0.252cm" draw:fill="none" draw:fill-color="#ffdbb6" loext:fill-use-slide-background="false" draw:opacity="100%" draw:textarea-horizontal-align="justify" draw:textarea-vertical-align="middle" draw:auto-grow-height="false" fo:min-height="4.792cm" fo:min-width="7.92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3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7d1d5" loext:fill-use-slide-background="false" draw:opacity="100%" draw:textarea-horizontal-align="justify" draw:textarea-vertical-align="middle" draw:auto-grow-height="false" fo:min-height="3.382cm" fo:min-width="5.38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solid" svg:stroke-width="0.035cm" svg:stroke-color="#1a1d16" draw:marker-start-width="0.252cm" draw:marker-end-width="0.252cm" draw:fill="none" draw:fill-color="#dde8cb" loext:fill-use-slide-background="false" draw:opacity="100%" draw:textarea-horizontal-align="justify" draw:textarea-vertical-align="middle" draw:auto-grow-height="false" fo:min-height="3.382cm" fo:min-width="1.158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solid" svg:stroke-width="0.035cm" svg:stroke-color="#1a1d16" draw:marker-start-width="0.252cm" draw:marker-end-width="0.252cm" draw:fill="none" draw:fill-color="#ffd7d7" loext:fill-use-slide-background="false" draw:opacity="100%" draw:textarea-horizontal-align="justify" draw:textarea-vertical-align="middle" draw:auto-grow-height="false" fo:min-height="1.972cm" fo:min-width="2.28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solid" svg:stroke-width="0.035cm" svg:stroke-color="#1a1d16" draw:marker-start-width="0.252cm" draw:marker-end-width="0.252cm" draw:fill="none" draw:fill-color="#fff5ce" loext:fill-use-slide-background="false" draw:opacity="100%" draw:textarea-horizontal-align="justify" draw:textarea-vertical-align="middle" draw:auto-grow-height="false" fo:min-height="0.562cm" fo:min-width="1.72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solid" svg:stroke-width="0.035cm" svg:stroke-color="#1a1d16" draw:marker-start-width="0.252cm" draw:marker-end-width="0.252cm" draw:fill="none" draw:fill-color="#e0c2cd" loext:fill-use-slide-background="false" draw:opacity="100%" draw:textarea-horizontal-align="justify" draw:textarea-vertical-align="middle" draw:auto-grow-height="false" fo:min-height="1.972cm" fo:min-width="1.722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fdbb6" loext:fill-use-slide-background="false" draw:opacity="100%" draw:textarea-horizontal-align="justify" draw:textarea-vertical-align="middle" draw:auto-grow-height="false" fo:min-height="4.792cm" fo:min-width="3.132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solid" svg:stroke-width="0.035cm" svg:stroke-color="#1a1d16" draw:marker-start-width="0.252cm" draw:marker-end-width="0.252cm" draw:fill="none" draw:fill-color="#ffdbb6" loext:fill-use-slide-background="false" draw:opacity="100%" draw:textarea-horizontal-align="justify" draw:textarea-vertical-align="middle" draw:auto-grow-height="false" fo:min-height="6.202cm" fo:min-width="12.438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width="0.018cm" svg:stroke-color="#1a1d16" draw:marker-start-width="0.227cm" draw:marker-end-width="0.227cm" draw:fill="none" draw:fill-color="#ffdbb6" loext:fill-use-slide-background="false" draw:opacity="100%" draw:textarea-horizontal-align="justify" draw:textarea-vertical-align="middle" draw:auto-grow-height="false" fo:min-height="7.33cm" fo:min-width="13.002cm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solid" svg:stroke-width="0.035cm" svg:stroke-color="#1a1d16" draw:marker-start-width="0.252cm" draw:marker-end-width="0.252cm" draw:fill="none" draw:fill-color="#ffdbb6" loext:fill-use-slide-background="false" draw:opacity="100%" draw:textarea-horizontal-align="justify" draw:textarea-vertical-align="middle" draw:auto-grow-height="false" fo:min-height="6.202cm" fo:min-width="8.49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7d1d5" loext:fill-use-slide-background="false" draw:opacity="100%" draw:textarea-horizontal-align="justify" draw:textarea-vertical-align="middle" draw:auto-grow-height="false" fo:min-height="4.792cm" fo:min-width="5.67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solid" svg:stroke-width="0.035cm" svg:stroke-color="#1a1d16" draw:marker-start-width="0.252cm" draw:marker-end-width="0.252cm" draw:fill="none" draw:fill-color="#dde8cb" loext:fill-use-slide-background="false" draw:opacity="100%" draw:textarea-horizontal-align="justify" draw:textarea-vertical-align="middle" draw:auto-grow-height="false" fo:min-height="4.792cm" fo:min-width="1.44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solid" svg:stroke-width="0.035cm" svg:stroke-color="#1a1d16" draw:marker-start-width="0.252cm" draw:marker-end-width="0.252cm" draw:fill="none" draw:fill-color="#ffd7d7" loext:fill-use-slide-background="false" draw:opacity="100%" draw:textarea-horizontal-align="justify" draw:textarea-vertical-align="middle" draw:auto-grow-height="false" fo:min-height="3.382cm" fo:min-width="2.568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solid" svg:stroke-width="0.035cm" svg:stroke-color="#1a1d16" draw:marker-start-width="0.252cm" draw:marker-end-width="0.252cm" draw:fill="none" draw:fill-color="#fff5ce" loext:fill-use-slide-background="false" draw:opacity="100%" draw:textarea-horizontal-align="justify" draw:textarea-vertical-align="middle" draw:auto-grow-height="false" fo:min-height="1.972cm" fo:min-width="2.004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solid" svg:stroke-width="0.035cm" svg:stroke-color="#1a1d16" draw:marker-start-width="0.252cm" draw:marker-end-width="0.252cm" draw:fill="none" draw:fill-color="#e0c2cd" loext:fill-use-slide-background="false" draw:opacity="100%" draw:textarea-horizontal-align="justify" draw:textarea-vertical-align="middle" draw:auto-grow-height="false" fo:min-height="3.382cm" fo:min-width="1.722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fdbb6" loext:fill-use-slide-background="false" draw:opacity="100%" draw:textarea-horizontal-align="justify" draw:textarea-vertical-align="middle" draw:auto-grow-height="false" fo:min-height="6.202cm" fo:min-width="3.132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width="0.018cm" svg:stroke-color="#1a1d16" draw:marker-start-width="0.227cm" draw:marker-end-width="0.227cm" draw:fill="none" draw:fill-color="#ffdbb6" loext:fill-use-slide-background="false" draw:opacity="100%" draw:textarea-horizontal-align="justify" draw:textarea-vertical-align="middle" draw:auto-grow-height="false" fo:min-height="7.346cm" fo:min-width="13.018cm" fo:padding-top="0.134cm" fo:padding-bottom="0.134cm" fo:padding-left="0.259cm" fo:padding-right="0.259cm" loext:decorative="false"/>
    </style:style>
    <style:style style:name="gr19" style:family="graphic" style:parent-style-name="standard">
      <style:graphic-properties draw:stroke="solid" svg:stroke-width="0.035cm" svg:stroke-color="#1a1d16" draw:marker-start-width="0.252cm" draw:marker-end-width="0.252cm" draw:fill="none" draw:fill-color="#ffdbb6" loext:fill-use-slide-background="false" draw:opacity="100%" draw:textarea-horizontal-align="justify" draw:textarea-vertical-align="middle" draw:auto-grow-height="false" fo:min-height="5.356cm" fo:min-width="5.67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solid" svg:stroke-width="0.035cm" svg:stroke-color="#1a1d16" draw:marker-start-width="0.252cm" draw:marker-end-width="0.252cm" draw:fill="none" draw:fill-color="#ffd7d7" loext:fill-use-slide-background="false" draw:opacity="100%" draw:textarea-horizontal-align="justify" draw:textarea-vertical-align="middle" draw:auto-grow-height="false" fo:min-height="3.1cm" fo:min-width="5.106cm" fo:padding-top="0.142cm" fo:padding-bottom="0.142cm" fo:padding-left="0.267cm" fo:padding-right="0.267cm" loext:decorative="false"/>
    </style:style>
    <style:style style:name="gr21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44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44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44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stroke="solid" svg:stroke-width="0.035cm" svg:stroke-color="#74796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draw:stroke="solid" svg:stroke-width="0.018cm" svg:stroke-color="#1a1d1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6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7d1d5" loext:fill-use-slide-background="false" draw:opacity="100%" draw:textarea-horizontal-align="justify" draw:textarea-vertical-align="middle" draw:auto-grow-height="false" fo:min-height="5.356cm" fo:min-width="5.67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draw:stroke="solid" svg:stroke-width="0.035cm" svg:stroke-color="#1a1d16" draw:marker-start-width="0.252cm" draw:marker-end-width="0.252cm" draw:fill="none" draw:fill-color="#ffd7d7" loext:fill-use-slide-background="false" draw:opacity="100%" draw:textarea-horizontal-align="justify" draw:textarea-vertical-align="middle" draw:auto-grow-height="false" fo:min-height="3.946cm" fo:min-width="2.145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solid" svg:stroke-width="0.035cm" svg:stroke-color="#1a1d16" draw:marker-start-width="0.252cm" draw:marker-end-width="0.252cm" draw:fill="none" draw:fill-color="#e0c2cd" loext:fill-use-slide-background="false" draw:opacity="100%" draw:textarea-horizontal-align="justify" draw:textarea-vertical-align="middle" draw:auto-grow-height="false" fo:min-height="3.946cm" fo:min-width="2.145cm" fo:padding-top="0.142cm" fo:padding-bottom="0.142cm" fo:padding-left="0.267cm" fo:padding-right="0.267cm" loext:decorative="false"/>
    </style:style>
    <style:style style:name="gr29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35cm" svg:stroke-color="#1a1d16" draw:marker-start-width="0.252cm" draw:marker-end-width="0.252cm" draw:fill="none" draw:fill-color="#ffdbb6" loext:fill-use-slide-background="false" draw:opacity="100%" draw:textarea-horizontal-align="justify" draw:textarea-vertical-align="middle" draw:auto-grow-height="false" fo:min-height="5.356cm" fo:min-width="2.427cm" fo:padding-top="0.142cm" fo:padding-bottom="0.142cm" fo:padding-left="0.267cm" fo:padding-right="0.267cm" loext:decorative="false"/>
    </style:style>
    <style:style style:name="gr35" style:family="graphic" style:parent-style-name="standard" style:list-style-name="L1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36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fdbb6" loext:fill-use-slide-background="false" draw:opacity="100%" draw:textarea-horizontal-align="justify" draw:textarea-vertical-align="middle" draw:auto-grow-height="false" fo:min-height="5.356cm" fo:min-width="2.427cm" fo:padding-top="0.142cm" fo:padding-bottom="0.142cm" fo:padding-left="0.267cm" fo:padding-right="0.267cm" loext:decorative="false"/>
    </style:style>
    <style:style style:name="gr37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.035cm" svg:stroke-color="#1a1d16" draw:marker-start-width="0.252cm" draw:marker-end-width="0.252cm" svg:stroke-linecap="butt" draw:fill="none" draw:fill-color="#fff5ce" loext:fill-use-slide-background="false" draw:opacity="100%" draw:textarea-horizontal-align="justify" draw:textarea-vertical-align="middle" draw:auto-grow-height="false" fo:min-height="1.267cm" fo:min-width="1.863cm" fo:padding-top="0.142cm" fo:padding-bottom="0.142cm" fo:padding-left="0.267cm" fo:padding-right="0.267cm" loext:decorative="false"/>
    </style:style>
    <style:style style:name="gr43" style:family="graphic" style:parent-style-name="standard">
      <style:graphic-properties draw:stroke="solid" svg:stroke-width="0.035cm" svg:stroke-color="#1a1d16" draw:marker-start-width="0.252cm" draw:marker-end-width="0.252cm" draw:fill="none" draw:fill-color="#e0c2cd" loext:fill-use-slide-background="false" draw:opacity="100%" draw:textarea-horizontal-align="justify" draw:textarea-vertical-align="middle" draw:auto-grow-height="false" fo:min-height="1.972cm" fo:min-width="2.427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draw:stroke="solid" svg:stroke-width="0.035cm" svg:stroke-color="#1a1d16" draw:marker-start-width="0.252cm" draw:marker-end-width="0.252cm" draw:fill="none" draw:fill-color="#fff5ce" loext:fill-use-slide-background="false" draw:opacity="100%" draw:textarea-horizontal-align="justify" draw:textarea-vertical-align="middle" draw:auto-grow-height="false" fo:min-height="1.267cm" fo:min-width="1.863cm" fo:padding-top="0.142cm" fo:padding-bottom="0.142cm" fo:padding-left="0.267cm" fo:padding-right="0.267cm" loext:decorative="false"/>
    </style:style>
    <style:style style:name="gr45" style:family="graphic" style:parent-style-name="standard" style:list-style-name="L1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width="0.018cm" svg:stroke-color="#1a1d16" draw:marker-start-width="0.227cm" draw:marker-end-width="0.227cm" draw:fill="none" draw:fill-color="#ffdbb6" loext:fill-use-slide-background="false" draw:opacity="100%" draw:textarea-horizontal-align="justify" draw:textarea-vertical-align="middle" draw:auto-grow-height="false" fo:min-height="7.346cm" fo:min-width="13.018cm" fo:padding-top="0.134cm" fo:padding-bottom="0.134cm" fo:padding-left="0.259cm" fo:padding-right="0.259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1a1d16" draw:marker-start-width="0.252cm" draw:marker-end-width="0.252cm" draw:fill="none" draw:fill-color="#e0c2cd" loext:fill-use-slide-background="false" draw:opacity="100%" draw:textarea-horizontal-align="justify" draw:textarea-vertical-align="middle" draw:auto-grow-height="false" fo:min-height="5.356cm" fo:min-width="2.427cm" fo:padding-top="0.142cm" fo:padding-bottom="0.142cm" fo:padding-left="0.267cm" fo:padding-right="0.267cm" loext:decorative="false"/>
    </style:style>
    <style:style style:name="gr52" style:family="graphic" style:parent-style-name="standard" style:list-style-name="L1">
      <style:graphic-properties draw:stroke="none" svg:stroke-color="#1a1d16" draw:fill="none" draw:fill-color="#ffffff" loext:fill-use-slide-background="false" draw:opacity="100%" draw:textarea-vertical-align="bottom" draw:auto-grow-height="true" draw:auto-grow-width="false" fo:min-height="0.596cm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stroke="solid" draw:stroke-dash="Dot" svg:stroke-width="0.035cm" svg:stroke-color="#1a1d16" draw:marker-start-width="0.252cm" draw:marker-end="Arrowheads_20_1" draw:marker-end-width="0.228cm" svg:stroke-linecap="butt" draw:fill="none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35cm" svg:stroke-color="#1a1d16" draw:marker-start-width="0.252cm" draw:marker-end-width="0.252cm" draw:fill="none" draw:fill-color="#ffd7d7" loext:fill-use-slide-background="false" draw:opacity="100%" draw:textarea-horizontal-align="justify" draw:textarea-vertical-align="middle" draw:auto-grow-height="false" fo:min-height="3.115cm" fo:min-width="1.878cm" fo:padding-top="0.142cm" fo:padding-bottom="0.142cm" fo:padding-left="0.267cm" fo:padding-right="0.267cm" loext:decorative="false"/>
    </style:style>
    <style:style style:name="gr59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35cm" svg:stroke-color="#1a1d16" draw:marker-start-width="0.252cm" draw:marker-end-width="0.252cm" draw:fill="none" draw:fill-color="#ffd7d7" loext:fill-use-slide-background="false" draw:opacity="100%" draw:textarea-horizontal-align="justify" draw:textarea-vertical-align="middle" draw:auto-grow-height="false" fo:min-height="3.1cm" fo:min-width="1.878cm" fo:padding-top="0.142cm" fo:padding-bottom="0.142cm" fo:padding-left="0.267cm" fo:padding-right="0.267cm" loext:decorative="false"/>
    </style:style>
    <style:style style:name="gr62" style:family="graphic" style:parent-style-name="standard" style:list-style-name="L1">
      <style:graphic-properties svg:stroke-width="0.035cm" svg:stroke-color="#1a1d16" draw:marker-start-width="0.252cm" draw:marker-end-width="0.252cm" draw:fill="none" loext:fill-use-slide-background="false" draw:textarea-horizontal-align="center" draw:textarea-vertical-align="middle" draw:auto-grow-height="false" fo:min-height="0.28cm" fo:min-width="1.581cm" fo:padding-top="0.142cm" fo:padding-bottom="0.142cm" fo:padding-left="0.267cm" fo:padding-right="0.267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stroke="dash" draw:stroke-dash="Dot" svg:stroke-width="0.035cm" svg:stroke-color="#1a1d16" draw:marker-start-width="0.252cm" draw:marker-end="Arrowheads_20_1" draw:marker-end-width="0.228cm" svg:stroke-linecap="butt" draw:fill="none" draw:textarea-vertical-align="middle" fo:padding-top="0.142cm" fo:padding-bottom="0.142cm" fo:padding-left="0.267cm" fo:padding-right="0.267cm" loext:decorative="false"/>
    </style:style>
    <style:style style:name="gr64" style:family="graphic">
      <style:graphic-properties loext:decorative="false"/>
    </style:style>
    <style:style style:name="gr65" style:family="graphic" style:parent-style-name="objectwithoutfill">
      <style:graphic-properties draw:stroke="solid" svg:stroke-width="0.053cm" svg:stroke-color="#1a1d16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P1" style:family="paragraph">
      <loext:graphic-properties draw:fill="none" draw:fill-color="#ffdbb6" draw:opacity="100%"/>
      <style:paragraph-properties fo:text-align="center"/>
      <style:text-properties fo:color="#1a1d16" loext:opacity="100%" style:font-name="Firge35"/>
    </style:style>
    <style:style style:name="P2" style:family="paragraph">
      <loext:graphic-properties draw:fill="none" draw:fill-color="#ffffff" draw:opacity="100%"/>
      <style:text-properties fo:color="#1a1d16" loext:opacity="100%" style:font-name="Firge" fo:font-size="9pt" style:font-size-asian="9pt" style:font-size-complex="9pt"/>
    </style:style>
    <style:style style:name="P3" style:family="paragraph">
      <loext:graphic-properties draw:fill="none" draw:fill-color="#ffffff" draw:opacity="100%"/>
      <style:text-properties fo:color="#1a1d16" loext:opacity="100%" style:font-name="Firge35" fo:font-size="9pt" style:font-size-asian="9pt" style:font-size-complex="9pt"/>
    </style:style>
    <style:style style:name="P4" style:family="paragraph">
      <loext:graphic-properties draw:fill="none" draw:fill-color="#f7d1d5" draw:opacity="100%"/>
      <style:paragraph-properties fo:text-align="center"/>
      <style:text-properties fo:color="#1a1d16" loext:opacity="100%" style:font-name="Firge35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 draw:opacity="100%"/>
      <style:paragraph-properties fo:margin-top="0.42cm" fo:margin-bottom="0.35cm"/>
      <style:text-properties fo:color="#1a1d16" loext:opacity="100%" style:font-name="Firge35" fo:font-size="10pt" style:font-size-asian="10pt" style:font-size-complex="10pt"/>
    </style:style>
    <style:style style:name="P7" style:family="paragraph">
      <loext:graphic-properties draw:fill="none" draw:fill-color="#dde8cb" draw:opacity="100%"/>
      <style:paragraph-properties fo:text-align="center"/>
      <style:text-properties fo:color="#1a1d16" loext:opacity="100%" style:font-name="Firge35"/>
    </style:style>
    <style:style style:name="P8" style:family="paragraph">
      <loext:graphic-properties draw:fill="none" draw:fill-color="#ffd7d7" draw:opacity="100%"/>
      <style:paragraph-properties fo:text-align="center"/>
      <style:text-properties fo:color="#1a1d16" loext:opacity="100%" style:font-name="Firge35"/>
    </style:style>
    <style:style style:name="P9" style:family="paragraph">
      <loext:graphic-properties draw:fill="none" draw:fill-color="#fff5ce" draw:opacity="100%"/>
      <style:paragraph-properties fo:text-align="center"/>
      <style:text-properties fo:color="#1a1d16" loext:opacity="100%" style:font-name="Firge35"/>
    </style:style>
    <style:style style:name="P10" style:family="paragraph">
      <loext:graphic-properties draw:fill="none" draw:fill-color="#e0c2cd" draw:opacity="100%"/>
      <style:paragraph-properties fo:text-align="center"/>
      <style:text-properties fo:color="#1a1d16" loext:opacity="100%" style:font-name="Firge35"/>
    </style:style>
    <style:style style:name="P11" style:family="paragraph">
      <loext:graphic-properties draw:fill="none" draw:fill-color="#ffdbb6" draw:opacity="100%"/>
      <style:paragraph-properties fo:text-align="center"/>
      <style:text-properties fo:color="#1a1d16" loext:opacity="100%"/>
    </style:style>
    <style:style style:name="P12" style:family="paragraph">
      <style:text-properties fo:font-weight="normal"/>
    </style:style>
    <style:style style:name="P13" style:family="paragraph">
      <loext:graphic-properties draw:fill="none" draw:fill-color="#ffffff" draw:opacity="100%"/>
      <style:text-properties fo:color="#1a1d16" loext:opacity="100%" style:font-name="Glow Sans J" fo:font-size="9pt" fo:font-weight="normal" style:font-size-asian="9pt" style:font-size-complex="9pt"/>
    </style:style>
    <style:style style:name="P14" style:family="paragraph">
      <style:paragraph-properties fo:margin-top="0.42cm" fo:margin-bottom="0.35cm"/>
      <style:text-properties fo:font-weight="normal"/>
    </style:style>
    <style:style style:name="P15" style:family="paragraph">
      <loext:graphic-properties draw:fill="none" draw:fill-color="#ffffff" draw:opacity="100%"/>
      <style:paragraph-properties fo:margin-top="0.42cm" fo:margin-bottom="0.35cm"/>
      <style:text-properties fo:color="#1a1d16" loext:opacity="100%" style:font-name="Glow Sans J" fo:font-size="10pt" fo:font-weight="normal" style:font-name-asian="Glow Sans J1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/>
      <style:text-properties fo:color="#1a1d16" loext:opacity="100%" style:font-name="Firge" fo:font-size="9pt" style:font-size-asian="9pt" style:font-size-complex="9pt"/>
    </style:style>
    <style:style style:name="T1" style:family="text">
      <style:text-properties fo:color="#1a1d16" loext:opacity="100%" style:font-name="Firge35" fo:font-size="9pt" style:font-size-asian="9pt" style:font-size-complex="9pt"/>
    </style:style>
    <style:style style:name="T2" style:family="text">
      <style:text-properties fo:color="#1a1d16" loext:opacity="100%" style:font-name="Glow Sans J" fo:font-size="9pt" style:font-size-asian="9pt" style:font-size-complex="9pt"/>
    </style:style>
    <style:style style:name="T3" style:family="text">
      <style:text-properties fo:color="#1a1d16" loext:opacity="100%" style:font-name="Glow Sans J" fo:font-size="9pt" style:font-name-asian="Glow Sans J1" style:font-size-asian="9pt" style:font-size-complex="9pt"/>
    </style:style>
    <style:style style:name="T4" style:family="text">
      <style:text-properties fo:color="#1a1d16" loext:opacity="100%" style:font-name="Glow Sans J" fo:font-size="9pt" fo:font-weight="normal" style:font-name-asian="Glow Sans J1" style:font-size-asian="9pt" style:font-size-complex="9pt"/>
    </style:style>
    <style:style style:name="T5" style:family="text">
      <style:text-properties fo:color="#1a1d16" loext:opacity="100%" style:font-name="Firge35" fo:font-size="9pt" fo:font-weight="normal" style:font-name-asian="Glow Sans J1" style:font-size-asian="9pt" style:font-size-complex="9pt"/>
    </style:style>
    <style:style style:name="T6" style:family="text">
      <style:text-properties fo:color="#1a1d16" loext:opacity="100%" style:font-name="Firge35" fo:font-size="9pt" style:font-name-asian="Glow Sans J1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6cm" svg:height="5.076cm" svg:x="1.846cm" svg:y="3.8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42cm" svg:height="0.846cm" svg:x="1.705cm" svg:y="2.974cm">
          <draw:text-box>
            <text:p><text:span text:style-name="T1">Application</text:span></text:p>
          </draw:text-box>
        </draw:frame>
        <draw:frame draw:style-name="gr2" draw:text-style-name="P3" draw:layer="layout" svg:width="6.204cm" svg:height="0.846cm" svg:x="1.987cm" svg:y="4.102cm">
          <draw:text-box>
            <text:p><text:span text:style-name="T1">ActivityReta</text:span><text:span text:style-name="T1">ined</text:span></text:p>
          </draw:text-box>
        </draw:frame>
        <draw:custom-shape draw:style-name="gr3" draw:text-style-name="P4" draw:layer="layout" svg:width="5.922cm" svg:height="3.666cm" svg:x="2.128cm" svg:y="4.948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974cm" svg:height="0.846cm" svg:x="8.191cm" svg:y="4.102cm">
          <draw:text-box>
            <text:p text:style-name="P5"><text:span text:style-name="T1">Service</text:span></text:p>
          </draw:text-box>
        </draw:frame>
        <draw:frame draw:style-name="gr2" draw:text-style-name="P3" draw:layer="layout" svg:width="3.102cm" svg:height="0.846cm" svg:x="2.269cm" svg:y="5.23cm">
          <draw:text-box>
            <text:p><text:span text:style-name="T1">Activity</text:span></text:p>
          </draw:text-box>
        </draw:frame>
        <draw:frame draw:style-name="gr2" draw:text-style-name="P3" draw:layer="layout" svg:width="2.538cm" svg:height="0.846cm" svg:x="5.371cm" svg:y="5.23cm">
          <draw:text-box>
            <text:p><text:span text:style-name="T1">ViewModel</text:span></text:p>
          </draw:text-box>
        </draw:frame>
        <draw:custom-shape draw:style-name="gr4" draw:text-style-name="P7" draw:layer="layout" svg:width="1.692cm" svg:height="3.666cm" svg:x="8.332cm" svg:y="4.9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82cm" svg:height="2.256cm" svg:x="2.41cm" svg:y="6.0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256cm" svg:height="0.846cm" svg:x="2.692cm" svg:y="7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56cm" svg:height="2.256cm" svg:x="5.512cm" svg:y="6.07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8cm" svg:height="0.846cm" svg:x="2.551cm" svg:y="6.358cm">
          <draw:text-box>
            <text:p><text:span text:style-name="T1">Screen</text:span></text:p>
          </draw:text-box>
        </draw:frame>
        <draw:custom-shape draw:style-name="gr8" draw:text-style-name="P11" draw:layer="layout" svg:width="3.666cm" svg:height="5.076cm" svg:x="10.588cm" svg:y="3.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.972cm" svg:height="6.486cm" svg:x="1.564cm" svg:y="2.692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3.254cm" svg:height="0.846cm" svg:x="1.423cm" svg:y="1.846cm">
          <draw:text-box>
            <text:p text:style-name="P12"><text:span text:style-name="T2">Android </text:span></text:p>
          </draw:text-box>
        </draw:frame>
        <draw:custom-shape draw:style-name="gr10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384cm" svg:height="0.846cm" svg:x="10.482cm" svg:y="2.974cm">
          <draw:text-box>
            <text:p text:style-name="P14"><text:span text:style-name="T3">Saved State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9.024cm" svg:height="6.486cm" svg:x="1.564cm" svg:y="2.6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06cm" svg:height="0.846cm" svg:x="1.423cm" svg:y="1.846cm">
          <draw:text-box>
            <text:p><text:span text:style-name="T1">Application</text:span></text:p>
          </draw:text-box>
        </draw:frame>
        <draw:frame draw:style-name="gr2" draw:text-style-name="P3" draw:layer="layout" svg:width="6.486cm" svg:height="0.846cm" svg:x="1.705cm" svg:y="2.974cm">
          <draw:text-box>
            <text:p><text:span text:style-name="T1">ActivityReta</text:span><text:span text:style-name="T1">ined</text:span></text:p>
          </draw:text-box>
        </draw:frame>
        <draw:custom-shape draw:style-name="gr12" draw:text-style-name="P4" draw:layer="layout" svg:width="6.204cm" svg:height="5.076cm" svg:x="1.846cm" svg:y="3.82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256cm" svg:height="0.846cm" svg:x="8.191cm" svg:y="2.974cm">
          <draw:text-box>
            <text:p text:style-name="P5"><text:span text:style-name="T1">Service</text:span></text:p>
          </draw:text-box>
        </draw:frame>
        <draw:frame draw:style-name="gr2" draw:text-style-name="P3" draw:layer="layout" svg:width="3.384cm" svg:height="0.846cm" svg:x="1.987cm" svg:y="4.102cm">
          <draw:text-box>
            <text:p><text:span text:style-name="T1">Activity</text:span></text:p>
          </draw:text-box>
        </draw:frame>
        <draw:frame draw:style-name="gr2" draw:text-style-name="P3" draw:layer="layout" svg:width="2.538cm" svg:height="0.846cm" svg:x="5.371cm" svg:y="4.102cm">
          <draw:text-box>
            <text:p><text:span text:style-name="T1">ViewModel</text:span></text:p>
          </draw:text-box>
        </draw:frame>
        <draw:custom-shape draw:style-name="gr13" draw:text-style-name="P7" draw:layer="layout" svg:width="1.974cm" svg:height="5.076cm" svg:x="8.332cm" svg:y="3.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102cm" svg:height="3.666cm" svg:x="2.128cm" svg:y="4.9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38cm" svg:height="2.256cm" svg:x="2.41cm" svg:y="6.0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6cm" svg:height="3.666cm" svg:x="5.512cm" svg:y="4.94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cm" svg:height="0.846cm" svg:x="2.269cm" svg:y="5.23cm">
          <draw:text-box>
            <text:p><text:span text:style-name="T1">Screen</text:span></text:p>
          </draw:text-box>
        </draw:frame>
        <draw:custom-shape draw:style-name="gr17" draw:text-style-name="P11" draw:layer="layout" svg:width="3.666cm" svg:height="6.486cm" svg:x="10.87cm" svg:y="2.6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948cm" svg:height="0.846cm" svg:x="10.729cm" svg:y="1.846cm">
          <draw:text-box>
            <text:p text:style-name="P14"><text:span text:style-name="T3">Saved State</text:span></text:p>
          </draw:text-box>
        </draw:frame>
      </draw:page>
      <draw:page draw:name="page3" draw:style-name="dp1" draw:master-page-name="Default"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04cm" svg:height="5.64cm" svg:x="1.564cm" svg:y="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86cm" svg:height="0.846cm" svg:x="1.423cm" svg:y="2.692cm">
          <draw:text-box>
            <text:p><text:span text:style-name="T1">Application</text:span></text:p>
          </draw:text-box>
        </draw:frame>
        <draw:frame draw:style-name="gr2" draw:text-style-name="P3" draw:layer="layout" svg:width="5.922cm" svg:height="0.846cm" svg:x="1.705cm" svg:y="4.666cm">
          <draw:text-box>
            <text:p><text:span text:style-name="T1">Activity</text:span></text:p>
          </draw:text-box>
        </draw:frame>
        <draw:custom-shape draw:style-name="gr20" draw:text-style-name="P8" draw:layer="layout" svg:width="5.64cm" svg:height="3.384cm" svg:x="1.846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1.974cm" svg:height="0.564cm" svg:x="1.846cm" svg:y="3.82cm">
          <text:p text:style-name="P16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974cm" svg:height="0.564cm" svg:x="2.128cm" svg:y="5.794cm">
          <text:p text:style-name="P16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6.204cm" svg:height="5.64cm" svg:x="8.332cm" svg:y="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86cm" svg:height="0.846cm" svg:x="8.191cm" svg:y="2.692cm">
          <draw:text-box>
            <text:p><text:span text:style-name="T1">Application</text:span></text:p>
          </draw:text-box>
        </draw:frame>
        <draw:frame draw:style-name="gr2" draw:text-style-name="P3" draw:layer="layout" svg:width="5.922cm" svg:height="0.846cm" svg:x="8.473cm" svg:y="4.666cm">
          <draw:text-box>
            <text:p><text:span text:style-name="T1">Activity'</text:span></text:p>
          </draw:text-box>
        </draw:frame>
        <draw:custom-shape draw:style-name="gr20" draw:text-style-name="P8" draw:layer="layout" svg:width="5.64cm" svg:height="3.384cm" svg:x="8.61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1.974cm" svg:height="0.564cm" svg:x="8.614cm" svg:y="3.82cm">
          <text:p text:style-name="P16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8" draw:layer="layout" svg:x1="8.05cm" svg:y1="9.319cm" svg:x2="8.05cm" svg:y2="1.987cm">
          <text:p/>
        </draw:line>
        <draw:frame draw:style-name="gr2" draw:text-style-name="P15" draw:layer="layout" svg:width="1.551cm" svg:height="0.846cm" svg:x="1.282cm" svg:y="1.851cm">
          <draw:text-box>
            <text:p text:style-name="P14"><text:span text:style-name="T4">Before</text:span></text:p>
          </draw:text-box>
        </draw:frame>
        <draw:frame draw:style-name="gr2" draw:text-style-name="P15" draw:layer="layout" svg:width="4.512cm" svg:height="0.846cm" svg:x="8.05cm" svg:y="1.846cm">
          <draw:text-box>
            <text:p text:style-name="P5"><text:span text:style-name="T4">After recreating </text:span><text:span text:style-name="T5">Activity</text:span></text:p>
          </draw:text-box>
        </draw:frame>
        <draw:line draw:style-name="gr25" draw:text-style-name="P18" draw:layer="layout" svg:x1="1.423cm" svg:y1="2.697cm" svg:x2="2.692cm" svg:y2="2.697cm">
          <text:p/>
        </draw:line>
        <draw:line draw:style-name="gr25" draw:text-style-name="P18" draw:layer="layout" svg:x1="8.191cm" svg:y1="2.697cm" svg:x2="12.421cm" svg:y2="2.692cm">
          <text:p/>
        </draw:line>
      </draw:page>
      <draw:page draw:name="page4" draw:style-name="dp1" draw:master-page-name="Default">
        <draw:frame draw:style-name="gr2" draw:text-style-name="P3" draw:layer="layout" svg:width="6.486cm" svg:height="0.846cm" svg:x="1.423cm" svg:y="2.692cm">
          <draw:text-box>
            <text:p><text:span text:style-name="T1">ActivityReta</text:span><text:span text:style-name="T1">ined</text:span></text:p>
          </draw:text-box>
        </draw:frame>
        <draw:custom-shape draw:style-name="gr26" draw:text-style-name="P4" draw:layer="layout" svg:width="6.204cm" svg:height="5.64cm" svg:x="1.564cm" svg:y="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961cm" svg:height="0.846cm" svg:x="1.705cm" svg:y="3.82cm">
          <draw:text-box>
            <text:p><text:span text:style-name="T1">Activity</text:span></text:p>
          </draw:text-box>
        </draw:frame>
        <draw:frame draw:style-name="gr2" draw:text-style-name="P3" draw:layer="layout" svg:width="2.961cm" svg:height="0.846cm" svg:x="4.666cm" svg:y="3.82cm">
          <draw:text-box>
            <text:p><text:span text:style-name="T1">ViewModel</text:span></text:p>
          </draw:text-box>
        </draw:frame>
        <draw:custom-shape draw:style-name="gr27" draw:text-style-name="P8" draw:layer="layout" svg:width="2.679cm" svg:height="4.23cm" svg:x="1.846cm" svg:y="4.6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.679cm" svg:height="4.23cm" svg:x="4.807cm" svg:y="4.6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115cm" svg:height="0.564cm" svg:x="2.128cm" svg:y="4.948cm">
          <text:p text:style-name="P19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2.115cm" svg:height="0.564cm" svg:x="5.089cm" svg:y="4.948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1.551cm" svg:height="0.846cm" svg:x="1.282cm" svg:y="1.846cm">
          <draw:text-box>
            <text:p text:style-name="P14"><text:span text:style-name="T3">Before</text:span></text:p>
          </draw:text-box>
        </draw:frame>
        <draw:frame draw:style-name="gr2" draw:text-style-name="P15" draw:layer="layout" svg:width="4.758cm" svg:height="0.846cm" svg:x="8.05cm" svg:y="1.846cm">
          <draw:text-box>
            <text:p text:style-name="P14"><text:span text:style-name="T3">After </text:span><text:span text:style-name="T3">configuration </text:span><text:span text:style-name="T3">changes</text:span></text:p>
          </draw:text-box>
        </draw:frame>
        <draw:line draw:style-name="gr25" draw:text-style-name="P18" draw:layer="layout" svg:x1="1.423cm" svg:y1="2.692cm" svg:x2="2.692cm" svg:y2="2.692cm">
          <text:p/>
        </draw:line>
        <draw:frame draw:style-name="gr2" draw:text-style-name="P3" draw:layer="layout" svg:width="6.486cm" svg:height="0.846cm" svg:x="8.191cm" svg:y="2.692cm">
          <draw:text-box>
            <text:p><text:span text:style-name="T1">ActivityReta</text:span><text:span text:style-name="T1">ined</text:span></text:p>
          </draw:text-box>
        </draw:frame>
        <draw:custom-shape draw:style-name="gr26" draw:text-style-name="P4" draw:layer="layout" svg:width="6.204cm" svg:height="5.64cm" svg:x="8.332cm" svg:y="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961cm" svg:height="0.846cm" svg:x="8.473cm" svg:y="3.82cm">
          <draw:text-box>
            <text:p><text:span text:style-name="T1">Activity'</text:span></text:p>
          </draw:text-box>
        </draw:frame>
        <draw:frame draw:style-name="gr2" draw:text-style-name="P3" draw:layer="layout" svg:width="2.961cm" svg:height="0.846cm" svg:x="11.434cm" svg:y="3.82cm">
          <draw:text-box>
            <text:p><text:span text:style-name="T1">ViewModel</text:span></text:p>
          </draw:text-box>
        </draw:frame>
        <draw:custom-shape draw:style-name="gr27" draw:text-style-name="P8" draw:layer="layout" svg:width="2.679cm" svg:height="4.23cm" svg:x="8.614cm" svg:y="4.6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.679cm" svg:height="4.23cm" svg:x="11.575cm" svg:y="4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2.115cm" svg:height="0.564cm" svg:x="11.857cm" svg:y="4.948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486cm" svg:height="0.846cm" svg:x="1.423cm" svg:y="10.87cm">
          <draw:text-box>
            <text:p><text:span text:style-name="T1">ActivityReta</text:span><text:span text:style-name="T1">ined</text:span></text:p>
          </draw:text-box>
        </draw:frame>
        <draw:custom-shape draw:style-name="gr26" draw:text-style-name="P4" draw:layer="layout" svg:width="6.204cm" svg:height="5.64cm" svg:x="1.564cm" svg:y="11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961cm" svg:height="0.846cm" svg:x="1.705cm" svg:y="11.998cm">
          <draw:text-box>
            <text:p><text:span text:style-name="T1">Activity</text:span></text:p>
          </draw:text-box>
        </draw:frame>
        <draw:frame draw:style-name="gr2" draw:text-style-name="P3" draw:layer="layout" svg:width="2.961cm" svg:height="0.846cm" svg:x="4.666cm" svg:y="11.998cm">
          <draw:text-box>
            <text:p><text:span text:style-name="T1">ViewModel</text:span></text:p>
          </draw:text-box>
        </draw:frame>
        <draw:custom-shape draw:style-name="gr27" draw:text-style-name="P8" draw:layer="layout" svg:width="2.679cm" svg:height="4.23cm" svg:x="1.846cm" svg:y="12.8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.679cm" svg:height="4.23cm" svg:x="4.807cm" svg:y="12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3.536cm" svg:height="7.614cm" svg:x="1.282cm" svg:y="10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2.115cm" svg:height="0.564cm" svg:x="2.128cm" svg:y="13.126cm">
          <text:p text:style-name="P19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2.115cm" svg:height="0.564cm" svg:x="5.089cm" svg:y="13.126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1.551cm" svg:height="0.846cm" svg:x="1.282cm" svg:y="10.024cm">
          <draw:text-box>
            <text:p text:style-name="P14"><text:span text:style-name="T3">Before</text:span></text:p>
          </draw:text-box>
        </draw:frame>
        <draw:frame draw:style-name="gr2" draw:text-style-name="P15" draw:layer="layout" svg:width="4.512cm" svg:height="0.846cm" svg:x="8.05cm" svg:y="10.024cm">
          <draw:text-box>
            <text:p text:style-name="P14"><text:span text:style-name="T3">After recreating </text:span><text:span text:style-name="T6">Activity</text:span></text:p>
          </draw:text-box>
        </draw:frame>
        <draw:line draw:style-name="gr25" draw:text-style-name="P18" draw:layer="layout" svg:x1="1.423cm" svg:y1="10.87cm" svg:x2="2.692cm" svg:y2="10.87cm">
          <text:p/>
        </draw:line>
        <draw:line draw:style-name="gr25" draw:text-style-name="P18" draw:layer="layout" svg:x1="8.191cm" svg:y1="10.87cm" svg:x2="12.421cm" svg:y2="10.865cm">
          <text:p/>
        </draw:line>
        <draw:frame draw:style-name="gr2" draw:text-style-name="P3" draw:layer="layout" svg:width="6.486cm" svg:height="0.846cm" svg:x="8.191cm" svg:y="10.87cm">
          <draw:text-box>
            <text:p><text:span text:style-name="T1">ActivityReta</text:span><text:span text:style-name="T1">ined'</text:span></text:p>
          </draw:text-box>
        </draw:frame>
        <draw:custom-shape draw:style-name="gr26" draw:text-style-name="P4" draw:layer="layout" svg:width="6.204cm" svg:height="5.64cm" svg:x="8.332cm" svg:y="11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961cm" svg:height="0.846cm" svg:x="8.473cm" svg:y="11.998cm">
          <draw:text-box>
            <text:p><text:span text:style-name="T1">Activity'</text:span></text:p>
          </draw:text-box>
        </draw:frame>
        <draw:frame draw:style-name="gr2" draw:text-style-name="P3" draw:layer="layout" svg:width="2.961cm" svg:height="0.846cm" svg:x="11.434cm" svg:y="11.998cm">
          <draw:text-box>
            <text:p><text:span text:style-name="T1">ViewModel'</text:span></text:p>
          </draw:text-box>
        </draw:frame>
        <draw:custom-shape draw:style-name="gr27" draw:text-style-name="P8" draw:layer="layout" svg:width="2.679cm" svg:height="4.23cm" svg:x="8.614cm" svg:y="12.8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.679cm" svg:height="4.23cm" svg:x="11.575cm" svg:y="12.844cm">
          <text:p/>
          <draw:enhanced-geometry svg:viewBox="0 0 21600 21600" draw:type="rectangle" draw:enhanced-path="M 0 0 L 21600 0 21600 21600 0 21600 0 0 Z N"/>
        </draw:custom-shape>
        <draw:line draw:style-name="gr25" draw:text-style-name="P18" draw:layer="layout" svg:x1="8.191cm" svg:y1="2.693cm" svg:x2="12.667cm" svg:y2="2.692cm">
          <text:p/>
        </draw:line>
        <draw:line draw:style-name="gr24" draw:text-style-name="P18" draw:layer="layout" svg:x1="8.05cm" svg:y1="9.319cm" svg:x2="8.05cm" svg:y2="1.987cm">
          <text:p/>
        </draw:line>
        <draw:line draw:style-name="gr24" draw:text-style-name="P18" draw:layer="layout" svg:x1="8.05cm" svg:y1="17.497cm" svg:x2="8.05cm" svg:y2="10.165cm">
          <text:p/>
        </draw:line>
      </draw:page>
      <draw:page draw:name="page5" draw:style-name="dp1" draw:master-page-name="Default"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8.05cm" svg:y1="9.319cm" svg:x2="8.05cm" svg:y2="1.987cm">
          <text:p/>
        </draw:line>
        <draw:custom-shape draw:style-name="gr34" draw:text-style-name="P1" draw:layer="layout" svg:width="2.961cm" svg:height="5.64cm" svg:x="1.564cm" svg:y="3.538cm">
          <text:p/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3.243cm" svg:height="0.846cm" svg:x="1.423cm" svg:y="2.692cm">
          <draw:text-box>
            <text:p text:style-name="P21"><text:span text:style-name="T1">Activit</text:span><text:span text:style-name="T1">y</text:span></text:p>
          </draw:text-box>
        </draw:frame>
        <draw:custom-shape draw:style-name="gr36" draw:text-style-name="P11" draw:layer="layout" svg:width="2.961cm" svg:height="5.64cm" svg:x="4.807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243cm" svg:height="0.846cm" svg:x="4.666cm" svg:y="2.692cm">
          <draw:text-box>
            <text:p text:style-name="P14"><text:span text:style-name="T3">Saved State </text:span></text:p>
          </draw:text-box>
        </draw:frame>
        <draw:custom-shape draw:style-name="gr37" draw:text-style-name="P20" draw:layer="layout" svg:width="2.115cm" svg:height="0.564cm" svg:x="1.846cm" svg:y="3.82cm">
          <text:p text:style-name="P19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2.115cm" svg:height="0.564cm" svg:x="5.089cm" svg:y="3.82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1.551cm" svg:height="0.846cm" svg:x="1.282cm" svg:y="1.846cm">
          <draw:text-box>
            <text:p text:style-name="P14"><text:span text:style-name="T3">Before</text:span></text:p>
          </draw:text-box>
        </draw:frame>
        <draw:line draw:style-name="gr25" draw:text-style-name="P18" draw:layer="layout" svg:x1="1.423cm" svg:y1="2.692cm" svg:x2="2.692cm" svg:y2="2.692cm">
          <text:p/>
        </draw:line>
        <draw:custom-shape draw:style-name="gr34" draw:text-style-name="P1" draw:layer="layout" svg:width="2.961cm" svg:height="5.64cm" svg:x="8.332cm" svg:y="3.538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3.243cm" svg:height="0.846cm" svg:x="8.191cm" svg:y="2.692cm">
          <draw:text-box>
            <text:p text:style-name="P21"><text:span text:style-name="T1">Activity'</text:span></text:p>
          </draw:text-box>
        </draw:frame>
        <draw:custom-shape draw:style-name="gr36" draw:text-style-name="P11" draw:layer="layout" svg:width="2.961cm" svg:height="5.64cm" svg:x="11.575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243cm" svg:height="0.846cm" svg:x="11.434cm" svg:y="2.692cm">
          <draw:text-box>
            <text:p text:style-name="P14"><text:span text:style-name="T3">Saved </text:span><text:span text:style-name="T3">State </text:span></text:p>
          </draw:text-box>
        </draw:frame>
        <draw:custom-shape draw:style-name="gr40" draw:text-style-name="P20" draw:layer="layout" svg:width="2.115cm" svg:height="0.564cm" svg:x="11.857cm" svg:y="3.82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4.512cm" svg:height="0.846cm" svg:x="8.05cm" svg:y="1.846cm">
          <draw:text-box>
            <text:p text:style-name="P14"><text:span text:style-name="T3">After </text:span><text:span text:style-name="T3">recreati</text:span><text:span text:style-name="T3">ng </text:span><text:span text:style-name="T6">Activit</text:span><text:span text:style-name="T6">y</text:span></text:p>
          </draw:text-box>
        </draw:frame>
        <draw:line draw:style-name="gr25" draw:text-style-name="P18" draw:layer="layout" svg:x1="8.191cm" svg:y1="2.697cm" svg:x2="12.421cm" svg:y2="2.692cm">
          <text:p/>
        </draw:line>
      </draw:page>
      <draw:page draw:name="page6" draw:style-name="dp1" draw:master-page-name="Default"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8.05cm" svg:y1="9.319cm" svg:x2="8.05cm" svg:y2="1.987cm">
          <text:p/>
        </draw:line>
        <draw:custom-shape draw:style-name="gr34" draw:text-style-name="P1" draw:layer="layout" svg:width="2.961cm" svg:height="5.64cm" svg:x="1.564cm" svg:y="3.538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3.243cm" svg:height="0.846cm" svg:x="1.423cm" svg:y="2.692cm">
          <draw:text-box>
            <text:p text:style-name="P21"><text:span text:style-name="T1">Activity</text:span></text:p>
          </draw:text-box>
        </draw:frame>
        <draw:frame draw:style-name="gr2" draw:text-style-name="P15" draw:layer="layout" svg:width="1.551cm" svg:height="0.846cm" svg:x="1.282cm" svg:y="1.846cm">
          <draw:text-box>
            <text:p text:style-name="P14"><text:span text:style-name="T3">Before</text:span></text:p>
          </draw:text-box>
        </draw:frame>
        <draw:line draw:style-name="gr25" draw:text-style-name="P18" draw:layer="layout" svg:x1="1.423cm" svg:y1="2.692cm" svg:x2="2.692cm" svg:y2="2.692cm">
          <text:p/>
        </draw:line>
        <draw:frame draw:style-name="gr2" draw:text-style-name="P15" draw:layer="layout" svg:width="4.159cm" svg:height="0.846cm" svg:x="8.05cm" svg:y="1.846cm">
          <draw:text-box>
            <text:p text:style-name="P14"><text:span text:style-name="T3">After pop </text:span><text:span text:style-name="T6">Composable2</text:span></text:p>
          </draw:text-box>
        </draw:frame>
        <draw:custom-shape draw:style-name="gr42" draw:text-style-name="P9" draw:layer="layout" svg:width="2.397cm" svg:height="1.551cm" svg:x="1.846cm" svg:y="4.66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79cm" svg:height="0.846cm" svg:x="1.705cm" svg:y="3.82cm">
          <draw:text-box>
            <text:p><text:span text:style-name="T1">Screen1</text:span></text:p>
          </draw:text-box>
        </draw:frame>
        <draw:frame draw:style-name="gr2" draw:text-style-name="P3" draw:layer="layout" svg:width="3.243cm" svg:height="0.846cm" svg:x="4.666cm" svg:y="2.692cm">
          <draw:text-box>
            <text:p><text:span text:style-name="T1">ViewModel1</text:span></text:p>
          </draw:text-box>
        </draw:frame>
        <draw:custom-shape draw:style-name="gr43" draw:text-style-name="P10" draw:layer="layout" svg:width="2.961cm" svg:height="2.256cm" svg:x="4.807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43cm" svg:height="0.846cm" svg:x="4.666cm" svg:y="6.076cm">
          <draw:text-box>
            <text:p><text:span text:style-name="T1">ViewModel2</text:span></text:p>
          </draw:text-box>
        </draw:frame>
        <draw:custom-shape draw:style-name="gr43" draw:text-style-name="P10" draw:layer="layout" svg:width="2.961cm" svg:height="2.256cm" svg:x="4.807cm" svg:y="6.9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2.397cm" svg:height="1.551cm" svg:x="1.846cm" svg:y="7.3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79cm" svg:height="0.846cm" svg:x="1.705cm" svg:y="6.499cm">
          <draw:text-box>
            <text:p><text:span text:style-name="T1">Screen2</text:span></text:p>
          </draw:text-box>
        </draw:frame>
        <draw:custom-shape draw:style-name="gr34" draw:text-style-name="P1" draw:layer="layout" svg:width="2.961cm" svg:height="5.64cm" svg:x="8.332cm" svg:y="3.538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3.243cm" svg:height="0.846cm" svg:x="8.191cm" svg:y="2.692cm">
          <draw:text-box>
            <text:p text:style-name="P21"><text:span text:style-name="T1">Activity</text:span></text:p>
          </draw:text-box>
        </draw:frame>
        <draw:line draw:style-name="gr25" draw:text-style-name="P18" draw:layer="layout" svg:x1="8.191cm" svg:y1="2.692cm" svg:x2="12.068cm" svg:y2="2.692cm">
          <text:p/>
        </draw:line>
        <draw:custom-shape draw:style-name="gr44" draw:text-style-name="P9" draw:layer="layout" svg:width="2.397cm" svg:height="1.551cm" svg:x="8.614cm" svg:y="4.66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79cm" svg:height="0.846cm" svg:x="8.473cm" svg:y="3.82cm">
          <draw:text-box>
            <text:p><text:span text:style-name="T1">Screen1</text:span></text:p>
          </draw:text-box>
        </draw:frame>
        <draw:frame draw:style-name="gr2" draw:text-style-name="P3" draw:layer="layout" svg:width="3.243cm" svg:height="0.846cm" svg:x="11.434cm" svg:y="2.692cm">
          <draw:text-box>
            <text:p><text:span text:style-name="T1">ViewModel1</text:span></text:p>
          </draw:text-box>
        </draw:frame>
        <draw:custom-shape draw:style-name="gr43" draw:text-style-name="P10" draw:layer="layout" svg:width="2.961cm" svg:height="2.256cm" svg:x="11.575cm" svg:y="3.538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04cm" svg:height="5.64cm" svg:x="1.564cm" svg:y="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86cm" svg:height="0.846cm" svg:x="1.423cm" svg:y="2.692cm">
          <draw:text-box>
            <text:p><text:span text:style-name="T1">Application</text:span></text:p>
          </draw:text-box>
        </draw:frame>
        <draw:frame draw:style-name="gr2" draw:text-style-name="P3" draw:layer="layout" svg:width="5.922cm" svg:height="0.846cm" svg:x="1.705cm" svg:y="4.666cm">
          <draw:text-box>
            <text:p><text:span text:style-name="T1">Activity</text:span></text:p>
          </draw:text-box>
        </draw:frame>
        <draw:custom-shape draw:style-name="gr20" draw:text-style-name="P8" draw:layer="layout" svg:width="5.64cm" svg:height="3.384cm" svg:x="1.846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2.115cm" svg:height="0.564cm" svg:x="1.846cm" svg:y="3.82cm">
          <text:p text:style-name="P16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draw:layer="layout" svg:width="2.115cm" svg:height="0.564cm" svg:x="2.128cm" svg:y="5.794cm">
          <text:p text:style-name="P16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6.204cm" svg:height="5.64cm" svg:x="8.332cm" svg:y="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86cm" svg:height="0.846cm" svg:x="8.191cm" svg:y="2.692cm">
          <draw:text-box>
            <text:p><text:span text:style-name="T1">Application</text:span></text:p>
          </draw:text-box>
        </draw:frame>
        <draw:frame draw:style-name="gr2" draw:text-style-name="P3" draw:layer="layout" svg:width="5.922cm" svg:height="0.846cm" svg:x="8.473cm" svg:y="4.666cm">
          <draw:text-box>
            <text:p><text:span text:style-name="T1">Activity'</text:span></text:p>
          </draw:text-box>
        </draw:frame>
        <draw:custom-shape draw:style-name="gr20" draw:text-style-name="P8" draw:layer="layout" svg:width="5.64cm" svg:height="3.384cm" svg:x="8.61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7" draw:layer="layout" svg:width="2.115cm" svg:height="0.564cm" svg:x="8.614cm" svg:y="3.82cm">
          <text:p text:style-name="P16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8" draw:layer="layout" svg:x1="8.05cm" svg:y1="9.319cm" svg:x2="8.05cm" svg:y2="1.987cm">
          <text:p/>
        </draw:line>
        <draw:frame draw:style-name="gr2" draw:text-style-name="P15" draw:layer="layout" svg:width="1.551cm" svg:height="0.846cm" svg:x="1.282cm" svg:y="1.851cm">
          <draw:text-box>
            <text:p text:style-name="P14"><text:span text:style-name="T3">Before</text:span></text:p>
          </draw:text-box>
        </draw:frame>
        <draw:frame draw:style-name="gr2" draw:text-style-name="P15" draw:layer="layout" svg:width="4.617cm" svg:height="0.846cm" svg:x="8.05cm" svg:y="1.846cm">
          <draw:text-box>
            <text:p text:style-name="P14"><text:span text:style-name="T3">After </text:span><text:span text:style-name="T6">activity.fin</text:span><text:span text:style-name="T6">ish()</text:span></text:p>
          </draw:text-box>
        </draw:frame>
        <draw:line draw:style-name="gr25" draw:text-style-name="P18" draw:layer="layout" svg:x1="1.423cm" svg:y1="2.697cm" svg:x2="2.692cm" svg:y2="2.697cm">
          <text:p/>
        </draw:line>
        <draw:line draw:style-name="gr25" draw:text-style-name="P18" draw:layer="layout" svg:x1="8.191cm" svg:y1="2.697cm" svg:x2="12.526cm" svg:y2="2.692cm">
          <text:p/>
        </draw:line>
      </draw:page>
      <draw:page draw:name="page8" draw:style-name="dp1" draw:master-page-name="Default">
        <draw:custom-shape draw:style-name="gr49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8.05cm" svg:y1="9.319cm" svg:x2="8.05cm" svg:y2="1.987cm">
          <text:p/>
        </draw:line>
        <draw:custom-shape draw:style-name="gr34" draw:text-style-name="P1" draw:layer="layout" svg:width="2.961cm" svg:height="5.64cm" svg:x="1.564cm" svg:y="3.538cm">
          <text:p/>
          <draw:enhanced-geometry svg:viewBox="0 0 21600 21600" draw:type="rectangle" draw:enhanced-path="M 0 0 L 21600 0 21600 21600 0 21600 0 0 Z N"/>
        </draw:custom-shape>
        <draw:frame draw:style-name="gr50" draw:text-style-name="P22" draw:layer="layout" svg:width="3.243cm" svg:height="0.846cm" svg:x="1.423cm" svg:y="2.692cm">
          <draw:text-box>
            <text:p text:style-name="P21"><text:span text:style-name="T1">Activity</text:span></text:p>
          </draw:text-box>
        </draw:frame>
        <draw:frame draw:style-name="gr2" draw:text-style-name="P15" draw:layer="layout" svg:width="1.551cm" svg:height="0.846cm" svg:x="1.282cm" svg:y="1.846cm">
          <draw:text-box>
            <text:p text:style-name="P14"><text:span text:style-name="T3">Before</text:span></text:p>
          </draw:text-box>
        </draw:frame>
        <draw:line draw:style-name="gr25" draw:text-style-name="P18" draw:layer="layout" svg:x1="1.423cm" svg:y1="2.692cm" svg:x2="2.692cm" svg:y2="2.692cm">
          <text:p/>
        </draw:line>
        <draw:frame draw:style-name="gr2" draw:text-style-name="P3" draw:layer="layout" svg:width="3.243cm" svg:height="0.846cm" svg:x="4.666cm" svg:y="2.692cm">
          <draw:text-box>
            <text:p><text:span text:style-name="T1">ViewModel</text:span></text:p>
          </draw:text-box>
        </draw:frame>
        <draw:custom-shape draw:style-name="gr51" draw:text-style-name="P10" draw:layer="layout" svg:width="2.961cm" svg:height="5.64cm" svg:x="4.807cm" svg:y="3.5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961cm" svg:height="5.64cm" svg:x="8.332cm" svg:y="3.538cm">
          <text:p/>
          <draw:enhanced-geometry svg:viewBox="0 0 21600 21600" draw:type="rectangle" draw:enhanced-path="M 0 0 L 21600 0 21600 21600 0 21600 0 0 Z N"/>
        </draw:custom-shape>
        <draw:frame draw:style-name="gr52" draw:text-style-name="P22" draw:layer="layout" svg:width="3.243cm" svg:height="0.846cm" svg:x="8.191cm" svg:y="2.692cm">
          <draw:text-box>
            <text:p text:style-name="P21"><text:span text:style-name="T1">Activity'</text:span></text:p>
          </draw:text-box>
        </draw:frame>
        <draw:frame draw:style-name="gr2" draw:text-style-name="P3" draw:layer="layout" svg:width="3.243cm" svg:height="0.846cm" svg:x="11.434cm" svg:y="2.692cm">
          <draw:text-box>
            <text:p><text:span text:style-name="T1">ViewModel</text:span></text:p>
          </draw:text-box>
        </draw:frame>
        <draw:custom-shape draw:style-name="gr51" draw:text-style-name="P10" draw:layer="layout" svg:width="2.961cm" svg:height="5.64cm" svg:x="11.575cm" svg:y="3.53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0" draw:layer="layout" svg:width="2.115cm" svg:height="0.564cm" svg:x="5.089cm" svg:y="3.82cm">
          <text:p text:style-name="P19"><text:span text:style-name="T1">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8" draw:layer="layout" svg:x1="3.961cm" svg:y1="4.102cm" svg:x2="5.089cm" svg:y2="4.102cm">
          <text:p/>
        </draw:line>
        <draw:custom-shape draw:style-name="gr55" draw:text-style-name="P20" draw:layer="layout" svg:width="2.115cm" svg:height="0.564cm" svg:x="1.846cm" svg:y="3.82cm">
          <text:p text:style-name="P19"><text:span text:style-name="T1">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draw:layer="layout" svg:width="2.115cm" svg:height="0.564cm" svg:x="8.614cm" svg:y="3.82cm">
          <text:p text:style-name="P19"><text:span text:style-name="T1">context'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4.758cm" svg:height="0.846cm" svg:x="8.05cm" svg:y="1.845cm">
          <draw:text-box>
            <text:p text:style-name="P14"><text:span text:style-name="T3">After </text:span><text:span text:style-name="T3">configuration </text:span><text:span text:style-name="T3">changes</text:span></text:p>
          </draw:text-box>
        </draw:frame>
        <draw:line draw:style-name="gr25" draw:text-style-name="P18" draw:layer="layout" svg:x1="8.191cm" svg:y1="2.692cm" svg:x2="12.667cm" svg:y2="2.691cm">
          <text:p/>
        </draw:line>
        <draw:custom-shape draw:style-name="gr57" draw:text-style-name="P20" draw:layer="layout" svg:width="2.115cm" svg:height="0.564cm" svg:x="11.857cm" svg:y="3.82cm">
          <text:p text:style-name="P19"><text:span text:style-name="T1">contex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18" draw:text-style-name="P11" draw:layer="layout" svg:width="13.536cm" svg:height="7.614cm" svg:x="1.282cm" svg:y="1.846cm">
          <text:p/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8.05cm" svg:y1="9.319cm" svg:x2="8.05cm" svg:y2="1.987cm">
          <text:p/>
        </draw:line>
        <draw:custom-shape draw:style-name="gr34" draw:text-style-name="P1" draw:layer="layout" svg:width="2.961cm" svg:height="5.64cm" svg:x="1.564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43cm" svg:height="0.846cm" svg:x="1.423cm" svg:y="2.692cm">
          <draw:text-box>
            <text:p><text:span text:style-name="T1">Application</text:span></text:p>
          </draw:text-box>
        </draw:frame>
        <draw:frame draw:style-name="gr2" draw:text-style-name="P3" draw:layer="layout" svg:width="2.538cm" svg:height="0.846cm" svg:x="1.705cm" svg:y="4.666cm">
          <draw:text-box>
            <text:p><text:span text:style-name="T1">Activity</text:span></text:p>
          </draw:text-box>
        </draw:frame>
        <draw:custom-shape draw:style-name="gr58" draw:text-style-name="P8" draw:layer="layout" svg:width="2.412cm" svg:height="3.399cm" svg:x="1.831cm" svg:y="5.5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961cm" svg:height="5.64cm" svg:x="4.807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243cm" svg:height="0.846cm" svg:x="4.666cm" svg:y="2.692cm">
          <draw:text-box>
            <text:p text:style-name="P14"><text:span text:style-name="T3">Saved State</text:span></text:p>
          </draw:text-box>
        </draw:frame>
        <draw:custom-shape draw:style-name="gr59" draw:text-style-name="P20" draw:layer="layout" svg:width="2.115cm" svg:height="0.564cm" svg:x="1.846cm" svg:y="3.82cm">
          <text:p text:style-name="P19"><text:span text:style-name="T1">objec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draw:layer="layout" svg:width="2.115cm" svg:height="0.564cm" svg:x="5.089cm" svg:y="3.82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1.551cm" svg:height="0.846cm" svg:x="1.282cm" svg:y="1.846cm">
          <draw:text-box>
            <text:p text:style-name="P14"><text:span text:style-name="T3">Before</text:span></text:p>
          </draw:text-box>
        </draw:frame>
        <draw:frame draw:style-name="gr2" draw:text-style-name="P15" draw:layer="layout" svg:width="5.04cm" svg:height="0.846cm" svg:x="8.05cm" svg:y="1.846cm">
          <draw:text-box>
            <text:p text:style-name="P14"><text:span text:style-name="T3">After </text:span><text:span text:style-name="T3">permission is </text:span><text:span text:style-name="T3">turned off</text:span></text:p>
          </draw:text-box>
        </draw:frame>
        <draw:line draw:style-name="gr25" draw:text-style-name="P18" draw:layer="layout" svg:x1="1.423cm" svg:y1="2.692cm" svg:x2="2.692cm" svg:y2="2.692cm">
          <text:p/>
        </draw:line>
        <draw:line draw:style-name="gr25" draw:text-style-name="P18" draw:layer="layout" svg:x1="8.191cm" svg:y1="2.692cm" svg:x2="12.949cm" svg:y2="2.692cm">
          <text:p/>
        </draw:line>
        <draw:custom-shape draw:style-name="gr34" draw:text-style-name="P1" draw:layer="layout" svg:width="2.961cm" svg:height="5.64cm" svg:x="8.332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43cm" svg:height="0.846cm" svg:x="8.191cm" svg:y="2.692cm">
          <draw:text-box>
            <text:p><text:span text:style-name="T1">Application'</text:span></text:p>
          </draw:text-box>
        </draw:frame>
        <draw:frame draw:style-name="gr2" draw:text-style-name="P3" draw:layer="layout" svg:width="2.538cm" svg:height="0.846cm" svg:x="8.473cm" svg:y="4.666cm">
          <draw:text-box>
            <text:p><text:span text:style-name="T1">Activity'</text:span></text:p>
          </draw:text-box>
        </draw:frame>
        <draw:custom-shape draw:style-name="gr61" draw:text-style-name="P8" draw:layer="layout" svg:width="2.412cm" svg:height="3.384cm" svg:x="8.599cm" svg:y="5.5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961cm" svg:height="5.64cm" svg:x="11.575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243cm" svg:height="0.846cm" svg:x="11.434cm" svg:y="2.692cm">
          <draw:text-box>
            <text:p text:style-name="P14"><text:span text:style-name="T3">Saved State</text:span></text:p>
          </draw:text-box>
        </draw:frame>
        <draw:custom-shape draw:style-name="gr62" draw:text-style-name="P20" draw:layer="layout" svg:width="2.115cm" svg:height="0.564cm" svg:x="11.857cm" svg:y="3.82cm">
          <text:p text:style-name="P19"><text:span text:style-name="T1">objec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18" draw:layer="layout" svg:x1="3.82cm" svg:y1="5.512cm" svg:x2="3.82cm" svg:y2="4.384cm">
          <text:p/>
        </draw:line>
        <draw:polyline draw:style-name="gr63" draw:text-style-name="P18" draw:layer="layout" svg:width="1.127cm" svg:height="1.127cm" draw:transform="rotate (1.5707963267949) translate (4.102cm 5.512cm)" svg:viewBox="0 0 1128 1128" draw:points="0,0 564,0 564,1128 1128,1128">
          <text:p/>
        </draw:polyline>
        <draw:line draw:style-name="gr63" draw:text-style-name="P18" draw:layer="layout" svg:x1="10.588cm" svg:y1="5.512cm" svg:x2="10.588cm" svg:y2="4.384cm">
          <text:p/>
        </draw:line>
        <draw:polyline draw:style-name="gr63" draw:text-style-name="P18" draw:layer="layout" svg:width="1.127cm" svg:height="1.127cm" draw:transform="rotate (1.5707963267949) translate (10.87cm 5.512cm)" svg:viewBox="0 0 1128 1128" draw:points="0,0 564,0 564,1128 1128,1128">
          <text:p/>
        </draw:polyline>
        <draw:g draw:style-name="gr64">
          <draw:line draw:style-name="gr65" draw:text-style-name="P18" draw:layer="layout" svg:x1="10.764cm" svg:y1="3.925cm" svg:x2="10.411cm" svg:y2="4.278cm">
            <text:p/>
          </draw:line>
          <draw:line draw:style-name="gr65" draw:text-style-name="P18" draw:layer="layout" svg:x1="10.764cm" svg:y1="4.278cm" svg:x2="10.411cm" svg:y2="3.92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Firge" svg:font-family="Firge" style:font-pitch="variable"/>
    <style:font-face style:name="Firge35" svg:font-family="Firge35" style:font-pitch="variable"/>
    <style:font-face style:name="Glow Sans J" svg:font-family="'Glow Sans J'" style:font-family-generic="swiss" style:font-pitch="variable"/>
    <style:font-face style:name="Glow Sans J1" svg:font-family="'Glow Sans J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2T16:41:32.178599000</meta:creation-date>
    <dc:date>2025-03-05T16:05:17.331351000</dc:date>
    <meta:editing-duration>P1DT21H47M52S</meta:editing-duration>
    <meta:editing-cycles>48</meta:editing-cycles>
    <meta:generator>LibreOffice/25.2.1.2$MacOSX_AARCH64 LibreOffice_project/d3abf4aee5fd705e4a92bba33a32f40bc4e56f49</meta:generator>
    <meta:document-statistic meta:object-count="193"/>
  </office:meta>
</office:document-meta>
</file>